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est Bet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Andreas Friedel</meta:initial-creator>
    <meta:creation-date>2008-11-04T00:38:00.84</meta:creation-date>
    <dc:date>2008-11-04T00:39:00.31</dc:date>
    <dc:creator>Andreas Friedel</dc:creator>
    <meta:editing-duration>PT00H00M44S</meta:editing-duration>
    <meta:editing-cycles>1</meta:editing-cycles>
    <meta:generator>OpenOffice.org/3.0$Win32 OpenOffice.org_project/300m9$Build-9358</meta:generator>
    <meta:document-statistic meta:table-count="0" meta:image-count="0" meta:object-count="0" meta:page-count="1" meta:paragraph-count="1" meta:word-count="2" meta:character-count="9"/>
  </office:meta>
</office:document-meta>
</file>